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1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3" style:family="paragraph" style:parent-style-name="Footer">
      <style:text-properties style:rfc-language-tag="es-ES-u-co-trad" fo:language="es" fo:country="ES"/>
    </style:style>
    <style:style style:name="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Header">
      <style:paragraph-properties>
        <style:tab-stops/>
      </style:paragraph-properties>
      <style:text-properties fo:font-size="11pt" fo:font-weight="bold" officeooo:paragraph-rsid="00063a94" style:font-size-asian="11pt" style:font-weight-asian="bold" style:font-weight-complex="bold"/>
    </style:style>
    <style:style style:name="P7" style:family="paragraph" style:parent-style-name="Header">
      <style:paragraph-properties>
        <style:tab-stops/>
      </style:paragraph-properties>
      <style:text-properties fo:font-size="11pt" fo:font-weight="bold" officeooo:paragraph-rsid="000753e8" style:font-size-asian="11pt" style:font-weight-asian="bold" style:font-weight-complex="bold"/>
    </style:style>
    <style:style style:name="P8" style:family="paragraph" style:parent-style-name="Header">
      <style:paragraph-properties>
        <style:tab-stops/>
      </style:paragraph-properties>
      <style:text-properties fo:font-size="11pt" fo:font-weight="bold" officeooo:paragraph-rsid="0007e160" style:font-size-asian="11pt" style:font-weight-asian="bold" style:font-weight-complex="bold"/>
    </style:style>
    <style:style style:name="P9" style:family="paragraph" style:parent-style-name="Header">
      <style:paragraph-properties>
        <style:tab-stops/>
      </style:paragraph-properties>
      <style:text-properties fo:font-size="11pt" fo:font-weight="bold" officeooo:paragraph-rsid="00082ce8" style:font-size-asian="11pt" style:font-weight-asian="bold" style:font-weight-complex="bold"/>
    </style:style>
    <style:style style:name="P10" style:family="paragraph" style:parent-style-name="Header">
      <style:paragraph-properties>
        <style:tab-stops/>
      </style:paragraph-properties>
      <style:text-properties fo:font-size="11pt" fo:font-weight="bold" officeooo:paragraph-rsid="000b647c" style:font-size-asian="11pt" style:font-weight-asian="bold" style:font-weight-complex="bold"/>
    </style:style>
    <style:style style:name="P11" style:family="paragraph" style:parent-style-name="Header">
      <style:paragraph-properties>
        <style:tab-stops/>
      </style:paragraph-properties>
      <style:text-properties style:font-name="Arial" fo:font-size="11pt" officeooo:paragraph-rsid="00175961" style:font-size-asian="11pt" style:font-name-complex="Arial"/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/>
    </style:style>
    <style:style style:name="P13" style:family="paragraph" style:parent-style-name="Header">
      <style:paragraph-properties>
        <style:tab-stops/>
      </style:paragraph-properties>
      <style:text-properties style:font-name="Arial" fo:font-size="11pt" fo:language="ca" fo:country="ES" style:font-size-asian="11pt" style:font-name-complex="Arial"/>
    </style:style>
    <style:style style:name="P14" style:family="paragraph" style:parent-style-name="Header">
      <style:paragraph-properties>
        <style:tab-stops/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Header">
      <style:paragraph-properties>
        <style:tab-stops/>
      </style:paragraph-properties>
      <style:text-properties style:font-name="Arial" fo:font-size="11pt" fo:font-weight="bold" officeooo:paragraph-rsid="00175961" style:font-size-asian="11pt" style:font-weight-asian="bold" style:font-name-complex="Arial" style:font-weight-complex="bold"/>
    </style:style>
    <style:style style:name="P16" style:family="paragraph" style:parent-style-name="Header">
      <style:paragraph-properties fo:break-before="page">
        <style:tab-stops/>
      </style:paragraph-properties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1pt" style:font-size-asian="11pt" style:font-name-complex="Arial"/>
    </style:style>
    <style:style style:name="P18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fo:font-weight="bold" officeooo:paragraph-rsid="000753e8" style:font-size-asian="11pt" style:font-weight-asian="bold" style:font-name-complex="Arial" style:font-weight-complex="bold"/>
    </style:style>
    <style:style style:name="P19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rsid="001b2187" officeooo:paragraph-rsid="001b2187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officeooo:paragraph-rsid="000d799c" style:font-size-asian="10.5pt" style:font-size-complex="10.5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officeooo:paragraph-rsid="000d799c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.5pt" officeooo:paragraph-rsid="000d799c" style:font-size-asian="10.5pt" style:font-size-complex="10.5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0.829cm"/>
        </style:tab-stops>
      </style:paragraph-properties>
      <style:text-properties officeooo:paragraph-rsid="000d799c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0d799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0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 style:font-size-complex="10pt"/>
    </style:style>
    <style:style style:name="P31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 style:font-size-complex="10pt"/>
    </style:style>
    <style:style style:name="P32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33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34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 style:font-size-complex="10pt"/>
    </style:style>
    <style:style style:name="P35" style:family="paragraph" style:parent-style-name="Normal_20__28_Web_29_">
      <style:paragraph-properties fo:margin-top="0cm" fo:margin-bottom="0cm" style:contextual-spacing="false" style:snap-to-layout-grid="false"/>
      <style:text-properties style:font-name="Arial" fo:font-size="10pt" fo:language="ca" fo:country="ES" officeooo:paragraph-rsid="000d799c" style:font-size-asian="10pt" style:font-name-complex="Arial"/>
    </style:style>
    <style:style style:name="P36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/>
    </style:style>
    <style:style style:name="P37" style:family="paragraph" style:parent-style-name="Normal_20__28_Web_29_">
      <style:paragraph-properties fo:margin-top="0cm" fo:margin-bottom="0cm" style:contextual-spacing="false"/>
      <style:text-properties fo:color="#ffffff" loext:opacity="100%" style:font-name="Arial" fo:font-size="10pt" fo:language="ca" fo:country="ES" fo:font-weight="bold" officeooo:paragraph-rsid="000d799c" style:font-size-asian="10pt" style:font-weight-asian="bold" style:font-name-complex="Arial" style:font-weight-complex="bold"/>
    </style:style>
    <style:style style:name="P38" style:family="paragraph" style:parent-style-name="Normal_20__28_Web_29_">
      <style:paragraph-properties fo:margin-top="0cm" fo:margin-bottom="0cm" style:contextual-spacing="false"/>
      <style:text-properties fo:color="#c0c0c0" loext:opacity="100%" style:font-name="Arial" fo:font-size="10pt" fo:language="ca" fo:country="ES" fo:font-weight="bold" officeooo:paragraph-rsid="000d799c" style:font-size-asian="10pt" style:font-weight-asian="bold" style:font-name-complex="Arial" style:font-size-complex="8pt" style:font-weight-complex="bold"/>
    </style:style>
    <style:style style:name="P39" style:family="paragraph" style:parent-style-name="Normal_20__28_Web_29_">
      <style:paragraph-properties fo:margin-top="0cm" fo:margin-bottom="0cm" style:contextual-spacing="false"/>
      <style:text-properties fo:color="#808080" loext:opacity="100%" style:font-name="Arial" fo:font-size="10pt" fo:language="ca" fo:country="ES" officeooo:paragraph-rsid="000d799c" style:font-size-asian="10pt" style:font-name-complex="Arial" style:font-size-complex="8pt"/>
    </style:style>
    <style:style style:name="P40" style:family="paragraph" style:parent-style-name="Normal_20__28_Web_29_">
      <style:paragraph-properties fo:margin-top="0cm" fo:margin-bottom="0cm" style:contextual-spacing="false" fo:break-before="page"/>
      <style:text-properties style:font-name="Arial" fo:font-size="11pt" fo:language="ca" fo:country="ES" officeooo:paragraph-rsid="00063a94" style:font-size-asian="11pt" style:font-name-complex="Arial"/>
    </style:style>
    <style:style style:name="P41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weight="bold" officeooo:paragraph-rsid="000d799c" style:font-weight-asian="bold"/>
    </style:style>
    <style:style style:name="P42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43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175961" style:font-size-asian="11pt" style:font-name-complex="Arial"/>
    </style:style>
    <style:style style:name="P44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0d799c"/>
    </style:style>
    <style:style style:name="P45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48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officeooo:paragraph-rsid="00175961"/>
    </style:style>
    <style:style style:name="P49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1pt" officeooo:paragraph-rsid="00175961" style:font-size-asian="11pt" style:font-name-complex="Arial"/>
    </style:style>
    <style:style style:name="P50" style:family="paragraph" style:parent-style-name="Text_20_body">
      <style:paragraph-properties fo:margin-left="0.635cm" fo:margin-right="0cm" fo:margin-top="0.494cm" fo:margin-bottom="0.212cm" style:contextual-spacing="false" fo:text-indent="0cm" style:auto-text-indent="false"/>
    </style:style>
    <style:style style:name="P51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52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82ce8" style:font-size-asian="11pt" style:font-name-complex="Arial"/>
    </style:style>
    <style:style style:name="P53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b647c" style:font-size-asian="11pt" style:font-name-complex="Arial"/>
    </style:style>
    <style:style style:name="P54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55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dcd25" style:font-size-asian="11pt" style:font-name-complex="Arial"/>
    </style:style>
    <style:style style:name="P56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f508a" style:font-size-asian="11pt" style:font-name-complex="Arial"/>
    </style:style>
    <style:style style:name="P57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58" style:family="paragraph" style:parent-style-name="Normal_20__28_Web_29_">
      <style:paragraph-properties fo:margin-top="0.212cm" fo:margin-bottom="0cm" style:contextual-spacing="false" fo:text-align="center" style:justify-single-word="false"/>
      <style:text-properties style:font-name="Arial" fo:font-size="11pt" fo:language="ca" fo:country="ES" officeooo:paragraph-rsid="000753e8" style:font-size-asian="11pt" style:font-name-complex="Arial"/>
    </style:style>
    <style:style style:name="P59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753e8" style:font-size-asian="11pt" style:font-name-complex="Arial"/>
    </style:style>
    <style:style style:name="P60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61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62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63" style:family="paragraph" style:parent-style-name="Sangría_20_3_20_de_20_t._20_independiente">
      <style:paragraph-properties fo:margin-top="0cm" fo:margin-bottom="0.212cm" style:contextual-spacing="false"/>
    </style:style>
    <style:style style:name="P64" style:family="paragraph" style:parent-style-name="Sangría_20_3_20_de_20_t._20_independiente">
      <style:paragraph-properties fo:margin-top="0cm" fo:margin-bottom="0.212cm" style:contextual-spacing="false"/>
      <style:text-properties officeooo:paragraph-rsid="00175961"/>
    </style:style>
    <style:style style:name="P65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66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paragraph-rsid="0010a3c2" style:font-size-asian="11pt" style:font-name-complex="Arial"/>
    </style:style>
    <style:style style:name="P67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officeooo:paragraph-rsid="0010a3c2" style:font-size-asian="11pt" style:font-name-complex="Arial"/>
    </style:style>
    <style:style style:name="P68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69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normal" officeooo:rsid="00227392" officeooo:paragraph-rsid="00227392" style:font-size-asian="11pt" style:font-weight-asian="normal" style:font-name-complex="Arial" style:font-weight-complex="normal"/>
    </style:style>
    <style:style style:name="P70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 loext:hyphenation-no-caps="false"/>
    </style:style>
    <style:style style:name="P71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1pt" fo:letter-spacing="-0.005cm" style:font-size-asian="11pt" style:font-name-complex="Arial" fo:hyphenate="false" fo:hyphenation-remain-char-count="2" fo:hyphenation-push-char-count="2" loext:hyphenation-no-caps="false"/>
    </style:style>
    <style:style style:name="P72" style:family="paragraph" style:parent-style-name="Standard">
      <style:text-properties style:font-name="Arial" fo:font-size="11pt" style:font-size-asian="11pt" style:font-name-complex="Arial"/>
    </style:style>
    <style:style style:name="P73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4" style:family="paragraph" style:parent-style-name="Standard">
      <style:text-properties style:font-name="Arial" fo:font-size="11pt" officeooo:paragraph-rsid="000d799c" style:font-size-asian="11pt" style:font-name-complex="Arial"/>
    </style:style>
    <style:style style:name="P75" style:family="paragraph" style:parent-style-name="Standard">
      <style:text-properties style:font-name="Arial" fo:font-size="11pt" officeooo:paragraph-rsid="0010a3c2" style:font-size-asian="11pt" style:font-name-complex="Ari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77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78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Arial" fo:font-size="10pt" officeooo:paragraph-rsid="00175961" style:font-size-asian="10pt" style:font-name-complex="Arial"/>
    </style:style>
    <style:style style:name="P82" style:family="paragraph" style:parent-style-name="Standard">
      <style:paragraph-properties style:snap-to-layout-grid="false"/>
      <style:text-properties style:font-name="Arial" fo:font-size="10pt" officeooo:paragraph-rsid="00175961" style:font-size-asian="10pt" style:font-name-complex="Arial"/>
    </style:style>
    <style:style style:name="P83" style:family="paragraph" style:parent-style-name="Standard">
      <style:text-properties style:font-name="Arial" officeooo:paragraph-rsid="000b647c" style:font-name-complex="Arial"/>
    </style:style>
    <style:style style:name="P84" style:family="paragraph" style:parent-style-name="Standard">
      <style:text-properties officeooo:paragraph-rsid="0010a3c2"/>
    </style:style>
    <style:style style:name="P85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 style:writing-mode="lr-tb"/>
      <style:text-properties officeooo:paragraph-rsid="0010a3c2"/>
    </style:style>
    <style:style style:name="P86" style:family="paragraph" style:parent-style-name="Standard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 style:writing-mode="lr-tb"/>
      <style:text-properties officeooo:paragraph-rsid="0010a3c2"/>
    </style:style>
    <style:style style:name="P87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88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89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tyle="italic" officeooo:paragraph-rsid="000d799c" style:font-style-asian="italic"/>
    </style:style>
    <style:style style:name="P90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91" style:family="paragraph" style:parent-style-name="codi">
      <style:text-properties style:font-name="Arial" fo:font-size="11pt" style:font-size-asian="11pt" style:font-name-complex="Arial" style:font-size-complex="11pt"/>
    </style:style>
    <style:style style:name="P92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0d799c"/>
    </style:style>
    <style:style style:name="P93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1b2187"/>
    </style:style>
    <style:style style:name="P94" style:family="paragraph" style:parent-style-name="normal">
      <style:paragraph-properties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officeooo:paragraph-rsid="001b2187" fo:background-color="transparent" style:font-name-asian="Calibri1" style:font-size-asian="9pt" style:font-style-asian="normal" style:font-weight-asian="normal" style:font-name-complex="Calibri1" style:font-size-complex="9pt"/>
    </style:style>
    <style:style style:name="P95" style:family="paragraph" style:parent-style-name="normal">
      <loext:graphic-properties draw:fill="none" draw:fill-color="#ffffff"/>
      <style:paragraph-properties fo:margin-left="0.64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6" style:family="paragraph" style:parent-style-name="normal">
      <loext:graphic-properties draw:fill="none" draw:fill-color="#ffffff"/>
      <style:paragraph-properties fo:margin-left="0.64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7" style:family="paragraph" style:parent-style-name="normal">
      <loext:graphic-properties draw:fill="none" draw:fill-color="#ffffff"/>
      <style:paragraph-properties fo:margin-left="0.67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8" style:family="paragraph" style:parent-style-name="normal">
      <loext:graphic-properties draw:fill="none" draw:fill-color="#ffffff"/>
      <style:paragraph-properties fo:margin-left="0.00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9" style:family="paragraph" style:parent-style-name="normal">
      <loext:graphic-properties draw:fill="none" draw:fill-color="#ffffff"/>
      <style:paragraph-properties fo:margin-left="0.009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0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1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02" style:family="paragraph" style:parent-style-name="normal">
      <loext:graphic-properties draw:fill="none" draw:fill-color="#ffffff"/>
      <style:paragraph-properties fo:margin-left="0.3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3" style:family="paragraph" style:parent-style-name="normal">
      <loext:graphic-properties draw:fill="none" draw:fill-color="#ffffff"/>
      <style:paragraph-properties fo:margin-left="0.00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4" style:family="paragraph" style:parent-style-name="normal">
      <loext:graphic-properties draw:fill="none" draw:fill-color="#ffffff"/>
      <style:paragraph-properties fo:margin-left="0.00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5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6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officeooo:paragraph-rsid="000d799c" style:font-weight-asian="bold"/>
    </style:style>
    <style:style style:name="P107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8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9" style:family="paragraph" style:parent-style-name="Table_20_Contents">
      <style:paragraph-properties fo:text-align="start" style:justify-single-word="false"/>
    </style:style>
    <style:style style:name="P110" style:family="paragraph" style:parent-style-name="Table_20_Contents">
      <style:paragraph-properties fo:text-align="start" style:justify-single-word="false"/>
      <style:text-properties fo:font-weight="bold" officeooo:rsid="001b2187" officeooo:paragraph-rsid="001b2187" style:font-weight-asian="bold" style:font-weight-complex="bold"/>
    </style:style>
    <style:style style:name="P111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2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3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4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5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6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7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8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9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20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1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22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3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24" style:family="paragraph" style:parent-style-name="normal">
      <loext:graphic-properties draw:fill="none" draw:fill-color="#ffffff"/>
      <style:paragraph-properties fo:margin-left="0.616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5" style:family="paragraph" style:parent-style-name="normal">
      <loext:graphic-properties draw:fill="none" draw:fill-color="#ffffff"/>
      <style:paragraph-properties fo:margin-left="0.093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6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7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28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9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0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1b2187"/>
    </style:style>
    <style:style style:name="P131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2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paragraph-rsid="001b2187"/>
    </style:style>
    <style:style style:name="P133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3">
      <style:text-properties officeooo:paragraph-rsid="000d799c"/>
    </style:style>
    <style:style style:name="P136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37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38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d799c" style:font-size-asian="11pt" style:font-weight-asian="bold" style:font-weight-complex="bold"/>
    </style:style>
    <style:style style:name="P139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53e8" style:font-size-asian="11pt" style:font-weight-asian="bold" style:font-weight-complex="bold"/>
    </style:style>
    <style:style style:name="P140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63a94" style:font-size-asian="11pt" style:font-weight-asian="bold" style:font-weight-complex="bold"/>
    </style:style>
    <style:style style:name="P141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e160" style:font-size-asian="11pt" style:font-weight-asian="bold" style:font-weight-complex="bold"/>
    </style:style>
    <style:style style:name="P142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</style:style>
    <style:style style:name="P143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44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45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82ce8" style:font-size-asian="11pt" style:font-weight-asian="bold" style:font-weight-complex="bold"/>
    </style:style>
    <style:style style:name="P146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b647c" style:font-size-asian="11pt" style:font-weight-asian="bold" style:font-weight-complex="bold"/>
    </style:style>
    <style:style style:name="P147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75961"/>
    </style:style>
    <style:style style:name="P148" style:family="paragraph" style:parent-style-name="Heading_20_7">
      <style:paragraph-properties fo:margin-left="0cm" fo:margin-right="0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style:rfc-language-tag="es-ES-u-co-trad" fo:language="es" fo:country="ES" fo:font-weight="bold" officeooo:paragraph-rsid="00175961" style:font-size-asian="11pt" style:font-weight-asian="bold" style:font-name-complex="Arial" style:font-size-complex="11pt" style:font-weight-complex="bold"/>
    </style:style>
    <style:style style:name="P149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150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209037" style:font-size-asian="11pt" style:font-name-complex="Arial"/>
    </style:style>
    <style:style style:name="P151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53e8" style:font-size-asian="11pt" style:font-name-complex="Arial"/>
    </style:style>
    <style:style style:name="P152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3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154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7e160"/>
    </style:style>
    <style:style style:name="P155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82ce8"/>
    </style:style>
    <style:style style:name="P156" style:family="paragraph" style:parent-style-name="Normal_20__28_Web_29_" style:list-style-name="L5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157" style:family="paragraph" style:parent-style-name="Normal_20__28_Web_29_" style:list-style-name="WW8Num23">
      <style:paragraph-properties fo:margin-top="0cm" fo:margin-bottom="0cm" style:contextual-spacing="false"/>
      <style:text-properties style:font-name="Arial" fo:font-size="11pt" fo:language="ca" fo:country="ES" style:font-size-asian="11pt" style:font-name-complex="Arial"/>
    </style:style>
    <style:style style:name="P158" style:family="paragraph" style:parent-style-name="Normal_20__28_Web_29_" style:list-style-name="WW8Num17">
      <style:paragraph-properties fo:margin-left="0cm" fo:margin-right="0cm" fo:margin-top="0.212cm" fo:margin-bottom="0cm" style:contextual-spacing="false" fo:text-indent="0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9" style:family="paragraph" style:parent-style-name="Standard" style:master-page-name="Standard">
      <style:paragraph-properties style:page-number="auto"/>
    </style:style>
    <style:style style:name="P160" style:family="paragraph" style:parent-style-name="Standard" style:list-style-name="L4">
      <style:text-properties officeooo:paragraph-rsid="0010a3c2"/>
    </style:style>
    <style:style style:name="P161" style:family="paragraph" style:parent-style-name="Standard" style:list-style-name="L6">
      <style:text-properties style:font-name="Arial" fo:font-size="11pt" officeooo:paragraph-rsid="00175961" style:font-size-asian="11pt" style:font-name-complex="Arial" style:font-size-complex="11pt"/>
    </style:style>
    <style:style style:name="P162" style:family="paragraph" style:parent-style-name="Standard">
      <style:text-properties style:font-name="Arial" fo:font-size="11pt" fo:language="ca" fo:country="ES" style:font-size-asian="11pt" style:font-name-complex="Arial"/>
    </style:style>
    <style:style style:name="P163" style:family="paragraph" style:parent-style-name="Standard" style:list-style-name="WW8Num9">
      <style:paragraph-properties fo:text-align="justify" style:justify-single-word="false"/>
      <style:text-properties style:font-name="Arial" officeooo:paragraph-rsid="000b647c" style:font-name-complex="Arial"/>
    </style:style>
    <style:style style:name="P164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fo:language="ca" fo:country="ES" officeooo:paragraph-rsid="0010a3c2"/>
    </style:style>
    <style:style style:name="P165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166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style:font-size-asian="11pt" style:font-name-complex="Arial"/>
    </style:style>
    <style:style style:name="P167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paragraph-rsid="00175961" style:font-size-asian="11pt" style:font-name-complex="Arial"/>
    </style:style>
    <style:style style:name="P168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fo:letter-spacing="-0.005cm" style:font-size-asian="11pt" style:font-name-complex="Arial"/>
    </style:style>
    <style:style style:name="P169" style:family="paragraph" style:parent-style-name="Standard" style:list-style-name="WW8Num23">
      <style:paragraph-properties fo:margin-top="0cm" fo:margin-bottom="0.212cm" style:contextual-spacing="false" fo:text-align="justify" style:justify-single-word="false"/>
    </style:style>
    <style:style style:name="P170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officeooo:paragraph-rsid="00175961"/>
    </style:style>
    <style:style style:name="P171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31440" officeooo:paragraph-rsid="00131440" style:font-size-asian="11pt" style:font-name-complex="Arial" style:font-size-complex="11pt"/>
    </style:style>
    <style:style style:name="P172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5088b" style:font-size-asian="11pt" style:font-name-complex="Arial" style:font-size-complex="11pt"/>
    </style:style>
    <style:style style:name="P173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75961" style:font-size-asian="11pt" style:font-name-complex="Arial" style:font-size-complex="11pt"/>
    </style:style>
    <style:style style:name="P174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paragraph-rsid="00175961" style:font-size-asian="11pt" style:font-name-complex="Arial" style:font-size-complex="11pt"/>
    </style:style>
    <style:style style:name="P175" style:family="paragraph" style:parent-style-name="Standard" style:list-style-name="WW8Num15">
      <style:paragraph-properties fo:margin-top="0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P176" style:family="paragraph" style:parent-style-name="Standard" style:list-style-name="L6">
      <style:paragraph-properties fo:margin-top="0cm" fo:margin-bottom="0.106cm" style:contextual-spacing="false"/>
      <style:text-properties officeooo:paragraph-rsid="0014d2a6"/>
    </style:style>
    <style:style style:name="P177" style:family="paragraph" style:parent-style-name="Standard" style:list-style-name="L6">
      <style:paragraph-properties fo:margin-top="0cm" fo:margin-bottom="0.106cm" style:contextual-spacing="false"/>
      <style:text-properties officeooo:paragraph-rsid="0015088b"/>
    </style:style>
    <style:style style:name="P178" style:family="paragraph" style:parent-style-name="Text_20_body" style:list-style-name="L1">
      <style:text-properties officeooo:paragraph-rsid="0010a3c2"/>
    </style:style>
    <style:style style:name="P179" style:family="paragraph" style:parent-style-name="Text_20_body" style:list-style-name="L1">
      <style:text-properties fo:language="ca" fo:country="ES" officeooo:paragraph-rsid="0010a3c2"/>
    </style:style>
    <style:style style:name="P180" style:family="paragraph" style:parent-style-name="Text_20_body" style:list-style-name="L2">
      <style:paragraph-properties fo:margin-top="0.49cm" fo:margin-bottom="0.49cm" style:contextual-spacing="true"/>
      <style:text-properties fo:language="ca" fo:country="ES" officeooo:paragraph-rsid="0010a3c2"/>
    </style:style>
    <style:style style:name="P181" style:family="paragraph" style:parent-style-name="Text_20_body" style:list-style-name="L3">
      <style:paragraph-properties fo:margin-top="0.49cm" fo:margin-bottom="0.49cm" style:contextual-spacing="true"/>
      <style:text-properties fo:language="ca" fo:country="ES" officeooo:paragraph-rsid="0010a3c2"/>
    </style:style>
    <style:style style:name="P182" style:family="paragraph" style:parent-style-name="normal" style:list-style-name="WWNum1">
      <style:paragraph-properties fo:margin-left="1.75cm" fo:margin-right="0cm" fo:margin-top="0.092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183" style:family="paragraph" style:parent-style-name="normal" style:list-style-name="WWNum1">
      <loext:graphic-properties draw:fill="none" draw:fill-color="#ffffff"/>
      <style:paragraph-properties fo:margin-left="1.75cm" fo:margin-right="0cm" fo:margin-top="0.092cm" fo:margin-bottom="0cm" style:contextual-spacing="false" fo:line-height="100%" fo:text-align="start" style:justify-single-word="false" fo:orphans="0" fo:widows="0" fo:text-indent="-0.998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size="10.5pt" officeooo:paragraph-rsid="000d799c" style:font-size-asian="10.5pt" style:font-size-complex="10.5pt"/>
    </style:style>
    <style:style style:name="P184" style:family="paragraph" style:parent-style-name="normal" style:list-style-name="WWNum1">
      <style:paragraph-properties fo:margin-left="1.75cm" fo:margin-right="0cm" fo:margin-top="0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0a3c2" style:font-size-asian="11pt" style:font-name-complex="Arial"/>
    </style:style>
    <style:style style:name="T7" style:family="text">
      <style:text-properties style:font-name="Arial" fo:font-size="11pt" officeooo:rsid="0014d2a6" style:font-size-asian="11pt" style:font-name-complex="Arial" style:font-size-complex="11pt"/>
    </style:style>
    <style:style style:name="T8" style:family="text">
      <style:text-properties style:font-name="Arial" fo:font-size="11pt" officeooo:rsid="0015088b" style:font-size-asian="11pt" style:font-name-complex="Arial" style:font-size-complex="11pt"/>
    </style:style>
    <style:style style:name="T9" style:family="text">
      <style:text-properties style:font-name="Arial" fo:font-size="11pt" officeooo:rsid="0015f56e" style:font-size-asian="11pt" style:font-name-complex="Arial"/>
    </style:style>
    <style:style style:name="T10" style:family="text">
      <style:text-properties style:font-name="Arial" fo:font-size="11pt" officeooo:rsid="00227392" style:font-size-asian="11pt" style:font-name-complex="Arial"/>
    </style:style>
    <style:style style:name="T11" style:family="text">
      <style:text-properties style:font-name="Arial" fo:font-size="11pt" fo:font-style="italic" style:font-size-asian="11pt" style:font-style-asian="italic" style:font-name-complex="Arial" style:font-style-complex="italic"/>
    </style:style>
    <style:style style:name="T12" style:family="text">
      <style:text-properties style:font-name="Arial" fo:font-size="11pt" fo:letter-spacing="-0.005cm" style:font-size-asian="11pt" style:font-name-complex="Arial"/>
    </style:style>
    <style:style style:name="T13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4" style:family="text">
      <style:text-properties style:font-name="Arial" fo:font-size="11pt" fo:language="ca" fo:country="ES" style:font-size-asian="11pt" style:font-name-complex="Arial"/>
    </style:style>
    <style:style style:name="T15" style:family="text">
      <style:text-properties style:font-name="Arial" fo:font-size="11pt" fo:language="ca" fo:country="ES" officeooo:rsid="0015f56e" style:font-size-asian="11pt" style:font-name-complex="Arial"/>
    </style:style>
    <style:style style:name="T16" style:family="text">
      <style:text-properties fo:font-size="11pt" fo:font-weight="bold" style:font-size-asian="11pt" style:font-weight-asian="bold" style:font-weight-complex="bold"/>
    </style:style>
    <style:style style:name="T17" style:family="text">
      <style:text-properties fo:font-size="11pt" fo:font-weight="bold" officeooo:rsid="0018b5a9" style:font-size-asian="11pt" style:font-weight-asian="bold" style:font-weight-complex="bold"/>
    </style:style>
    <style:style style:name="T18" style:family="text">
      <style:text-properties style:text-position="super 58%" style:font-name="Arial" fo:font-size="11pt" fo:letter-spacing="-0.005cm" style:font-size-asian="11pt" style:font-name-complex="Arial"/>
    </style:style>
    <style:style style:name="T19" style:family="text">
      <style:text-properties style:text-position="super 58%" style:font-name="Arial" fo:font-size="11pt" style:font-size-asian="11pt" style:font-name-complex="Arial"/>
    </style:style>
    <style:style style:name="T20" style:family="text">
      <style:text-properties style:font-name="Wingdings" fo:font-size="11pt" style:font-name-asian="Wingdings" style:font-size-asian="11pt" style:font-name-complex="Wingdings"/>
    </style:style>
    <style:style style:name="T21" style:family="text">
      <style:text-properties fo:language="ca" fo:country="ES"/>
    </style:style>
    <style:style style:name="T22" style:family="text">
      <style:text-properties fo:language="ca" fo:country="ES" officeooo:rsid="0010a3c2"/>
    </style:style>
    <style:style style:name="T23" style:family="text">
      <style:text-properties style:font-name="Verdana"/>
    </style:style>
    <style:style style:name="T24" style:family="text">
      <style:text-properties style:font-name="Verdana" fo:font-size="11pt" fo:language="ca" fo:country="ES" style:font-size-asian="11pt" style:font-name-complex="Arial"/>
    </style:style>
    <style:style style:name="T25" style:family="text">
      <style:text-properties style:font-name="Verdana" fo:font-size="11pt" fo:language="ca" fo:country="ES" officeooo:rsid="00299565" style:font-size-asian="11pt" style:font-name-complex="Arial"/>
    </style:style>
    <style:style style:name="T26" style:family="text">
      <style:text-properties style:use-window-font-color="true" loext:opacity="0%" style:font-name="Arial" fo:font-size="11pt" fo:language="ca" fo:country="ES" fo:font-weight="bold" officeooo:rsid="000d799c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7" style:family="text">
      <style:text-properties style:use-window-font-color="true" loext:opacity="0%" style:font-name="Arial" fo:font-size="11pt" fo:language="ca" fo:country="ES" fo:font-weight="bold" officeooo:rsid="000e1316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8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9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Arial" fo:font-size="11pt" fo:language="ca" fo:country="ES" officeooo:rsid="0015088b" style:font-name-asian="Times New Roman" style:font-size-asian="11pt" style:font-name-complex="Arial" style:font-size-complex="11pt" style:language-complex="ar" style:country-complex="SA"/>
    </style:style>
    <style:style style:name="T32" style:family="text">
      <style:text-properties style:use-window-font-color="true" loext:opacity="0%" style:font-name="Arial" fo:font-size="11pt" fo:language="ca" fo:country="ES" officeooo:rsid="0015f56e" style:font-name-asian="Times New Roman" style:font-size-asian="11pt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Arial" fo:font-size="11pt" fo:language="ca" fo:country="ES" officeooo:rsid="0015f56e" style:font-name-asian="Arial Unicode MS" style:font-size-asian="11pt" style:font-name-complex="Arial" style:font-size-complex="12pt" style:language-complex="ar" style:country-complex="SA"/>
    </style:style>
    <style:style style:name="T34" style:family="text">
      <style:text-properties officeooo:rsid="000d799c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8" style:family="text">
      <style:text-properties officeooo:rsid="0010a3c2"/>
    </style:style>
    <style:style style:name="T39" style:family="text">
      <style:text-properties fo:color="#000000" loext:opacity="100%" style:font-name="Arial" fo:font-size="11pt" fo:language="ca" fo:country="ES" officeooo:rsid="0010a3c2" style:font-name-asian="Times New Roman" style:font-size-asian="11pt" style:font-name-complex="Arial" style:font-size-complex="8pt" style:language-complex="ar" style:country-complex="SA"/>
    </style:style>
    <style:style style:name="T40" style:family="text">
      <style:text-properties officeooo:rsid="0015f56e"/>
    </style:style>
    <style:style style:name="T41" style:family="text">
      <style:text-properties officeooo:rsid="001b2187"/>
    </style:style>
    <style:style style:name="T42" style:family="text">
      <style:text-properties officeooo:rsid="001bbb14"/>
    </style:style>
    <style:style style:name="T43" style:family="text">
      <style:text-properties officeooo:rsid="001be9a3"/>
    </style:style>
    <style:style style:name="T44" style:family="text">
      <style:text-properties officeooo:rsid="001d536d"/>
    </style:style>
    <style:style style:name="T45" style:family="text">
      <style:text-properties officeooo:rsid="001dcd25"/>
    </style:style>
    <style:style style:name="T46" style:family="text">
      <style:text-properties officeooo:rsid="00209037"/>
    </style:style>
    <style:style style:name="T47" style:family="text">
      <style:text-properties officeooo:rsid="00227392"/>
    </style:style>
    <style:style style:name="T48" style:family="text">
      <style:text-properties officeooo:rsid="00235949"/>
    </style:style>
    <style:style style:name="T49" style:family="text">
      <style:text-properties officeooo:rsid="00240e91"/>
    </style:style>
    <style:style style:name="T50" style:family="text">
      <style:text-properties officeooo:rsid="0026dfab"/>
    </style:style>
    <style:style style:name="T51" style:family="text">
      <style:text-properties officeooo:rsid="00286692"/>
    </style:style>
    <style:style style:name="T52" style:family="text">
      <style:text-properties officeooo:rsid="002a43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/>
      <text:h text:style-name="P136" text:outline-level="7"><text:span text:style-name="T16">EXERCICIS D</text:span><text:span text:style-name="T17">'</text:span><text:span text:style-name="T28">ESTRUCTURES SEQÜENCIALS</text:span><text:span text:style-name="T29"> I CONDICIONALS</text:span></text:h>
      <text:p text:style-name="P75"/>
      <text:list xml:id="list377898648" text:style-name="L1">
        <text:list-item>
          <text:p text:style-name="P179">Dibuixa un ordinograma que doni el <text:s/>“bon dia”. </text:p>
        </text:list-item>
        <text:list-item>
          <text:p text:style-name="P179">Dibuixeu un ordinograma que calculi i mostri l'àrea d'un quadrat de costat igual a 5. </text:p>
        </text:list-item>
        <text:list-item>
          <text:p text:style-name="P179">Dibuixa un ordinograma que calcula l'àrea d'un quadrat el costat del qual s'introdueix per teclat. </text:p>
        </text:list-item>
        <text:list-item>
          <text:p text:style-name="P179">Dibuixa un ordinograma que llegeixi dos números, calculi i mostri el valor de la suma, la resta, el producte i la divisió. </text:p>
        </text:list-item>
        <text:list-item>
          <text:p text:style-name="P179">Dibuixeu un ordinograma que pren com a dada d'entrada un número que correspon a la longitud d'un radi i ens escriu la longitud de la circumferència, l'àrea del cercle i el volum de l'esfera que corresponen amb aquest radi. </text:p>
        </text:list-item>
        <text:list-item>
          <text:p text:style-name="P179">Dibuixa un ordinograma que, atès el preu d'un article i el preu de venda real, ens mostri el percentatge de descompte realitzat. </text:p>
        </text:list-item>
        <text:list-item>
          <text:p text:style-name="P179">Dibuixa un ordinograma que llegeixi un valor corresponent a una distància en milles marines i escriviu la distància en metres. Sabent que una milla marina equival a 1.852 metres. </text:p>
        </text:list-item>
        <text:list-item>
          <text:p text:style-name="P178"><text:span text:style-name="T21">Dibuixa un ordinograma d'un programa que demana l'edat per teclat i ens mostra el missatge “Ets </text:span><text:span text:style-name="T39">major d'edat</text:span><text:span text:style-name="T21">” si ho som</text:span><text:span text:style-name="T22"> i "Ets menor" si no ho som.</text:span></text:p>
        </text:list-item>
        <text:list-item>
          <text:p text:style-name="P179">Dibuixa un ordinograma d'un programa que demana l'edat per teclat i ens mostra el missatge “ets més gran” o el missatge d'“edat més petita”. </text:p>
        </text:list-item>
        <text:list-item>
          <text:p text:style-name="P179">Dibuixa un ordinograma que llegeix dos números, calcula i mostra el valor de la suma, la resta, el producte i la divisió. (Tingues en compte la divisió per zero). </text:p>
        </text:list-item>
        <text:list-item>
          <text:p text:style-name="P179">Dibuixa l'ordinograma d'un programa que llegeix 2 números i mostra el més gran. </text:p>
        </text:list-item>
        <text:list-item>
          <text:p text:style-name="P179">Dibuixa l'ordinograma d'un programa que llegeix un número i em diu si és positiu o negatiu, considerarem el zero com a positiu. </text:p>
        </text:list-item>
        <text:list-item>
          <text:p text:style-name="P179">Dibuixa un ordinograma d'un programa que llegeix dos números i els visualitza en ordre ascendent. </text:p>
        </text:list-item>
        <text:list-item>
          <text:p text:style-name="P179">Dibuixa un ordinograma que llegeix dos números i ens diu quin és el més gran o si són iguals. </text:p>
        </text:list-item>
        <text:list-item>
          <text:p text:style-name="P179">Dibuixa un ordinograma que llegeixi tres números diferents i ens digui quin és el més gran. </text:p>
        </text:list-item>
        <text:list-item>
          <text:p text:style-name="P179">Dibuixa un ordinograma que llegeixi una qualificació numèrica entre 0 i 10 i la transforma en qualificació alfabètica, escrivint-ne el resultat. </text:p>
        </text:list-item>
      </text:list>
      <text:list xml:id="list1769437108" text:style-name="L2">
        <text:list-item>
          <text:p text:style-name="P180">de 0 a &lt;3 Molt Deficient. </text:p>
        </text:list-item>
        <text:list-item>
          <text:p text:style-name="P180">de 3 a &lt;5 Insuficient. </text:p>
        </text:list-item>
        <text:list-item>
          <text:p text:style-name="P180"><text:soft-page-break/>de 5 a &lt;6 Bé. </text:p>
        </text:list-item>
        <text:list-item>
          <text:p text:style-name="P180">de 6 a &lt;9 Notable </text:p>
        </text:list-item>
        <text:list-item>
          <text:p text:style-name="P180">de 9 a 10 Excel·lent </text:p>
        </text:list-item>
      </text:list>
      <text:list xml:id="list174316230979490" text:continue-list="list377898648" text:style-name="L1">
        <text:list-item>
          <text:p text:style-name="P179">Dibuixa un ordinograma que rep com a dades d<text:span text:style-name="T38">'</text:span>entrada una hora expressada en hores, minuts i segons que ens calcula i escriu l<text:span text:style-name="T38">'</text:span>hora, minuts i segons que seran, transcorregut un segon. </text:p>
        </text:list-item>
        <text:list-item>
          <text:p text:style-name="P179">Dibuixa un ordinograma que calcula el salari net setmanal d'un treballador en funció del nombre d'hores treballades i la taxa d'impostos d'acord amb les hipòtesis següents: </text:p>
        </text:list-item>
      </text:list>
      <text:list xml:id="list199369039" text:style-name="L3">
        <text:list-item>
          <text:p text:style-name="P181">Les primeres 35 hores es paguen a tarifa normal. </text:p>
        </text:list-item>
        <text:list-item>
          <text:p text:style-name="P181">Les hores que passin de 35 es paguen a 1,5 vegades la tarifa normal. </text:p>
        </text:list-item>
        <text:list-item>
          <text:p text:style-name="P181">Les taxes d'impostos són: </text:p>
        </text:list-item>
        <text:list-item>
          <text:p text:style-name="P181">Els 500 primers euros són lliures d'impostos.</text:p>
        </text:list-item>
        <text:list-item>
          <text:p text:style-name="P181">Els 400 següents tenen un 25% d'impostos. </text:p>
        </text:list-item>
        <text:list-item>
          <text:p text:style-name="P181">La resta un 45% d'impostos. Escriure nom, salari brut, taxes i salari net.</text:p>
        </text:list-item>
      </text:list>
      <text:list xml:id="list174315313724825" text:continue-list="list174316230979490" text:style-name="L1">
        <text:list-item>
          <text:p text:style-name="P164"><text:span text:style-name="T5">Desenvolupeu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</text:span><text:span text:style-name="T6">.</text:span></text:p>
        </text:list-item>
        <text:list-item>
          <text:p text:style-name="P165">Desenvolupem un ajudant infantil per decidir que fer davant un semàfor. El programa demanarà de quin color està el semàfor i segons la resposta recomanarà passar, esperar, o córrer.</text:p>
        </text:list-item>
      </text:list>
      <text:p text:style-name="P65"/>
      <text:p text:style-name="P67"/>
      <text:p text:style-name="P66"/>
      <text:p text:style-name="P84"/>
      <text:h text:style-name="P143" text:outline-level="7"><text:span text:style-name="T16">EXERCICIS D</text:span><text:span text:style-name="T27">E DIAGRAMES DE FLUX</text:span><text:span text:style-name="T28">: ESTRUCTURES </text:span><text:span text:style-name="T29">ITERATIVES</text:span></text:h>
      <text:list xml:id="list3196319734" text:style-name="L4">
        <text:list-header>
          <text:p text:style-name="P160"/>
        </text:list-header>
        <text:list-item>
          <text:p text:style-name="P160">Dibuixa un ordinograma d'un programa que mostri per pantalla els 20 primers números naturals (1, 2, 3,…., 20). <text:s text:c="2"/></text:p>
        </text:list-item>
        <text:list-item>
          <text:p text:style-name="P160">Dibuixa un ordinograma d'un programa que mostri els números parells compresos entre l'1 i el 200. Per fer-ho utilitza un comptador i suma de 2 en 2.</text:p>
        </text:list-item>
        <text:list-item>
          <text:p text:style-name="P160">Dibuixa un ordinograma d'un programa que mostri els números parells compresos entre l'1 i el 200. Aquest cop utilitza un comptador sumant d'1 en 1.</text:p>
        </text:list-item>
        <text:list-item>
          <text:p text:style-name="P160"><text:s/>Dibuixa un ordinograma d'un programa que mostri els números des de l'1 fins a un número N que s'introduirà per teclat.</text:p>
        </text:list-item>
        <text:list-item>
          <text:p text:style-name="P160">Dibuixa un ordinograma d'un programa que llegeixi un nombre positiu N i calculeu i visualitzeu el vostre factorial N! Sent el factorial:</text:p>
        </text:list-item>
      </text:list>
      <text:p text:style-name="P86"><text:s text:c="11"/>0! = 1</text:p>
      <text:p text:style-name="P85"><text:s text:c="11"/>1! = 1</text:p>
      <text:p text:style-name="P85"><text:s text:c="11"/>2! = 2*1</text:p>
      <text:p text:style-name="P85"><text:s text:c="11"/>3! = 3 * 2* 1</text:p>
      <text:p text:style-name="P85"><text:s text:c="11"/>N! = N * (N-1) * (N-2) * … * 1</text:p>
      <text:list xml:id="list174314157762007" text:continue-numbering="true" text:style-name="L4">
        <text:list-item>
          <text:p text:style-name="P160">Dibuixa un ordinograma d'un programa que llegeixi 100 números no nuls i després mostri un missatge de si heu llegit algun número negatiu o no.</text:p>
        </text:list-item>
        <text:list-item>
          <text:p text:style-name="P160"><text:s/>Dibuixa un ordinograma d'un programa que llegeixi 100 números no nuls i després mostri un missatge indicant quants són positius i quants negatius.</text:p>
        </text:list-item>
        <text:list-item>
          <text:p text:style-name="P160"><text:s/>Dibuixa un ordinograma d'un programa que llegeixi una seqüència de nombres no nuls fins que s'introdueixi un 0, i després mostri si heu llegit algun nombre negatiu, quants positius i quants negatius.</text:p>
        </text:list-item>
        <text:list-item>
          <text:p text:style-name="P160"><text:s/>Dibuixa un ordinograma d'un programa que calcula i escriu la suma i el producte dels primers 10 nombres naturals.</text:p>
        </text:list-item>
        <text:list-item>
          <text:p text:style-name="P160">Dibuixa un ordinograma d'un programa que llegeix una seqüència de notes (amb valors de 0 a 10) que acaba amb el valor -1 i ens diu si hi va haver o no alguna nota amb valor 10. <text:s text:c="3"/></text:p>
        </text:list-item>
        <text:list-item>
          <text:p text:style-name="P160">Dibuixa un ordinograma d'un programa que suma independentment els parells i els imparells dels números compresos entre 100 i 200, i després mostra per pantalla les dues sumes.</text:p>
        </text:list-item>
        <text:list-item>
          <text:p text:style-name="P160">Dibuixa un ordinograma d'un programa que calculi el valor A elevat a B (A^B) sense fer ús de l'operador de potència (^), i A i B són valors introduïts per teclat, i després mostri el resultat per pantalla. <text:s text:c="3"/></text:p>
        </text:list-item>
        <text:list-item>
          <text:p text:style-name="P160"><text:s/>Dibuixa un ordinograma d'un programa on l'usuari pensa un número de l'1 al 100 i l'ordinador intenta endevinar-lo. És a dir, l'ordinador anirà proposant números una vegada i una altra fins a endevinar-lo (l'usuari haurà d'indicar-li a l'ordinador si és més gran, menor o igual al número que ha pensat). <text:s text:c="2"/></text:p>
        </text:list-item>
        <text:list-item>
          <text:p text:style-name="P160">Dibuixa un ordinograma d'un programa que donada una quantitat d'euros que l'usuari introdueix per teclat (múltiple de 5 €) mostrarà els bitllets de cada tipus que seran necessaris per assolir aquesta quantitat (utilitzant bitllets de 500, 200, 100, 50) , 20, 10 i 5). Cal indicar el mínim de bitllets possible. Per exemple, si l'usuari introdueix 145 el programa indicarà que caldrà 1 bitllet de 100 €, 2 bitllets de 20 € i 1 bitllet de 5 € (no serà vàlid per exemple 29 bitllets de 5, que encara que sumi 145 € no és el mínim nombre de bitllets possible).</text:p>
        </text:list-item>
      </text:list>
      <text:p text:style-name="P84"/>
      <text:p text:style-name="P84"/>
      <text:p text:style-name="P1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1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300 300" svg:d="M150 0l150 300h-300z"/>
    <draw:marker draw:name="Puntas_20_de_20_flecha_20_2" draw:display-name="Puntas de flecha 2" svg:viewBox="0 0 300 300" svg:d="M150 0l150 300h-300z"/>
    <draw:marker draw:name="Puntas_20_de_20_flecha_20_3" draw:display-name="Puntas de flecha 3" svg:viewBox="0 0 300 300" svg:d="M150 0l150 300h-300z"/>
    <draw:marker draw:name="Puntas_20_de_20_flecha_20_4" draw:display-name="Puntas de flecha 4" svg:viewBox="0 0 300 300" svg:d="M150 0l150 300h-30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2</text:page-number></text:span><text:span text:style-name="MT4">/</text:span><text:span text:style-name="MT4"><text:page-count>3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2-08-29T17:43:13.848000000</dc:date>
    <meta:print-date>2007-03-19T14:04:00</meta:print-date>
    <meta:editing-cycles>43</meta:editing-cycles>
    <meta:editing-duration>PT3H26M54S</meta:editing-duration>
    <meta:generator>LibreOffice/7.1.8.1$Windows_X86_64 LibreOffice_project/e1f30c802c3269a1d052614453f260e49458c82c</meta:generator>
    <meta:document-statistic meta:table-count="1" meta:image-count="0" meta:object-count="0" meta:page-count="3" meta:paragraph-count="54" meta:word-count="1127" meta:character-count="6370" meta:non-whitespace-character-count="5240"/>
  </office:meta>
</office:document-meta>
</file>